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8in"/>
    </style:style>
    <style:style style:name="co2" style:family="table-column">
      <style:table-column-properties fo:break-before="auto" style:column-width="4.1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chits not showing up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how current character s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witch between multiple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when selecting chits, grey out unselectable on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alert weapon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run awa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haracter death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dwarf: duck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end combat when 2 rounds of nothing happen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imp/demon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monster head/club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lect target from square with multiple targe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t inspection header to clearing nam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use horse for maneuve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ctivity: follo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nimate clock when going to next phas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berserker: berserk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end game – s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activity icon sizes for scree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game blocked when no change available when making change for fatigued chit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touch detection missing touch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handle activity selection/execution for multiple characters 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clean up unselected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partial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don't show dwellings before start location select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new game while old one is in progres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elect character victory poin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how character equipment and sta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how/select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tart gam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basic interaction rul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credi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use own random number generato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basic item data on imag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detailed item data vie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item effec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animate/cycle magic colors supplied on each clearin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til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new game – select starting spell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etup – initialize magic card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how color magic supplied by day on clock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pell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double-tap on character name centers on character on map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fix character chit rota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game piece stack – sort by siz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inspect clearing piec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make hidden paths brown/green instead of black/yello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use pinch zoom to change map siz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nsters</text:p>
          </table:table-cell>
          <table:table-cell office:value-type="string" calcext:value-type="string">
            <text:p>spawn/regenerate ghos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basic functionalit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multiple save fil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if you are in select clearing mode, do not allow changing the activity until a clearing is selected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</table:table-row>
      </table:table>
      <table:named-expressions/>
      <table:database-ranges>
        <table:database-range table:name="__Anonymous_Sheet_DB__0" table:target-range-address="Sheet1.A1:Sheet1.D5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 style:data-style-name="N2" text:time-value="09:46:21.6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56:02.319000000</meta:creation-date>
    <dc:date>2015-05-30T09:48:13.752000000</dc:date>
    <meta:editing-duration>PT2H34M7S</meta:editing-duration>
    <meta:editing-cycles>28</meta:editing-cycles>
    <meta:generator>LibreOffice/4.3.4.1$Windows_x86 LibreOffice_project/bc356b2f991740509f321d70e4512a6a54c5f243</meta:generator>
    <meta:document-statistic meta:table-count="1" meta:cell-count="220" meta:object-count="0"/>
  </office:meta>
</office:document-meta>
</file>